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55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415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1.916cm"/>
    </style:style>
    <style:style style:name="co12" style:family="table-column">
      <style:table-column-properties fo:break-before="auto" style:column-width="6.525cm"/>
    </style:style>
    <style:style style:name="co13" style:family="table-column">
      <style:table-column-properties fo:break-before="auto" style:column-width="14.74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10" table:default-cell-style-name="ce4"/>
        <table:table-column table:style-name="co2" table:default-cell-style-name="ce7"/>
        <table:table-column table:style-name="co2" table:default-cell-style-name="ce8"/>
        <table:table-column table:style-name="co11" table:default-cell-style-name="ce7"/>
        <table:table-column table:style-name="co12" table:default-cell-style-name="ce5"/>
        <table:table-column table:style-name="co13" table:default-cell-style-name="ce5"/>
        <table:table-column table:style-name="co2" table:number-columns-repeated="1009" table:default-cell-style-name="ce4"/>
        <table:table-row table:style-name="ro3">
          <table:table-cell table:style-name="ce1" office:value-type="string">
            <text:p>CI-Parameter</text:p>
          </table:table-cell>
          <table:table-cell table:style-name="ce3" table:number-columns-repeated="5"/>
          <table:table-cell table:style-name="ce6" table:number-columns-repeated="3"/>
          <table:table-cell table:style-name="ce3"/>
          <table:table-cell table:style-name="ce6"/>
          <table:table-cell table:style-name="ce9"/>
          <table:table-cell table:style-name="ce6"/>
          <table:table-cell table:style-name="ce1" table:number-columns-repeated="2"/>
          <table:table-cell table:style-name="ce3" table:number-columns-repeated="1009"/>
        </table:table-row>
        <table:table-row table:style-name="ro3">
          <table:table-cell table:style-name="ce2" table:number-columns-repeated="1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3" office:value-type="string">
            <text:p>mode</text:p>
          </table:table-cell>
          <table:table-cell table:style-name="ce3" office:value-type="string">
            <text:p>short_name</text:p>
          </table:table-cell>
          <table:table-cell table:style-name="ce3" office:value-type="string">
            <text:p>target</text:p>
          </table:table-cell>
          <table:table-cell table:style-name="ce3" office:value-type="string">
            <text:p>primary</text:p>
          </table:table-cell>
          <table:table-cell table:style-name="ce3" office:value-type="string">
            <text:p>second</text:p>
          </table:table-cell>
          <table:table-cell table:style-name="ce3" office:value-type="string">
            <text:p>databytes</text:p>
          </table:table-cell>
          <table:table-cell table:style-name="ce6" office:value-type="string">
            <text:p>pre_value_bytes</text:p>
          </table:table-cell>
          <table:table-cell table:style-name="ce6" office:value-type="string">
            <text:p>pre_value_bytes</text:p>
          </table:table-cell>
          <table:table-cell table:style-name="ce6" office:value-type="string">
            <text:p>pre_value_bytes</text:p>
          </table:table-cell>
          <table:table-cell table:style-name="ce3" office:value-type="string">
            <text:p>post_value_bytes</text:p>
          </table:table-cell>
          <table:table-cell table:style-name="ce6" office:value-type="string">
            <text:p>coding</text:p>
          </table:table-cell>
          <table:table-cell table:style-name="ce9" office:value-type="string">
            <text:p>mulitplier</text:p>
          </table:table-cell>
          <table:table-cell table:style-name="ce6"/>
          <table:table-cell table:style-name="ce10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6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table:style-name="ce11" office:value-type="string">
            <text:p>Sprachvariant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string">
            <text:p>0F</text:p>
          </table:table-cell>
          <table:table-cell office:value-type="string">
            <text:p>0E</text:p>
          </table:table-cell>
          <table:table-cell office:value-type="string">
            <text:p>43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Ferienzeitraum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2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Heizkreis-Solltemperatur Ferien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2C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Passwort Konfiguration</text:p>
          </table:table-cell>
          <table:table-cell office:value-type="string">
            <text:p>1;0;0;0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D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zeit max. bei WW-Anforderung</text:p>
          </table:table-cell>
          <table:table-cell office:value-type="string">
            <text:p>5-40 Minuten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C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WW-Zeit max. bei Heizanforderung</text:p>
          </table:table-cell>
          <table:table-cell office:value-type="string">
            <text:p>5-40 Minuten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F</text:p>
          </table:table-cell>
          <table:table-cell office:value-type="string">
            <text:p>00</text:p>
          </table:table-cell>
          <table:table-cell table:number-columns-repeated="4"/>
          <table:table-cell office:value-type="string">
            <text:p>Temperaturüberhöhung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D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Vorabschaltzeit (Minuten)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E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Frostschutz-Verzögerung (Stunden)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/>
          <table:table-cell table:style-name="ce8" office:value-type="string">
            <text:p>integer</text:p>
          </table:table-cell>
          <table:table-cell table:style-name="Default"/>
          <table:table-cell/>
          <table:table-cell office:value-type="string">
            <text:p>Temperaturfehlererkennung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5C</text:p>
          </table:table-cell>
          <table:table-cell office:value-type="string">
            <text:p>00</text:p>
          </table:table-cell>
          <table:table-cell/>
          <table:table-cell table:style-name="ce8" office:value-type="string">
            <text:p>integer</text:p>
          </table:table-cell>
          <table:table-cell table:style-name="Default"/>
          <table:table-cell/>
          <table:table-cell table:style-name="Default" office:value-type="string">
            <text:p>Pufferspeicher vorhanden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86</text:p>
          </table:table-cell>
          <table:table-cell office:value-type="string">
            <text:p>00</text:p>
          </table:table-cell>
          <table:table-cell office:value-type="string">
            <text:p>00 00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Mitternacht Übertragswert Energieertrag</text:p>
          </table:table-cell>
          <table:table-cell table:number-columns-repeated="1010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3" office:value-type="string">
            <text:p>mode</text:p>
          </table:table-cell>
          <table:table-cell table:style-name="ce3" office:value-type="string">
            <text:p>short_name</text:p>
          </table:table-cell>
          <table:table-cell table:style-name="ce3" office:value-type="string">
            <text:p>target</text:p>
          </table:table-cell>
          <table:table-cell table:style-name="ce3" office:value-type="string">
            <text:p>primary</text:p>
          </table:table-cell>
          <table:table-cell table:style-name="ce3" office:value-type="string">
            <text:p>second</text:p>
          </table:table-cell>
          <table:table-cell table:style-name="ce3" office:value-type="string">
            <text:p>databytes</text:p>
          </table:table-cell>
          <table:table-cell table:style-name="ce6" office:value-type="string">
            <text:p>pre_value_bytes</text:p>
          </table:table-cell>
          <table:table-cell table:style-name="ce6" office:value-type="string">
            <text:p>pre_value_bytes</text:p>
          </table:table-cell>
          <table:table-cell table:style-name="ce6" office:value-type="string">
            <text:p>pre_value_bytes</text:p>
          </table:table-cell>
          <table:table-cell table:style-name="ce3" office:value-type="string">
            <text:p>post_value_bytes</text:p>
          </table:table-cell>
          <table:table-cell table:style-name="ce6" office:value-type="string">
            <text:p>coding</text:p>
          </table:table-cell>
          <table:table-cell table:style-name="ce9" office:value-type="string">
            <text:p>mulitplier</text:p>
          </table:table-cell>
          <table:table-cell table:style-name="ce6"/>
          <table:table-cell table:style-name="ce10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 office:value-type="string">
            <text:p>HK_curve</text:p>
          </table:table-cell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5</text:p>
          </table:table-cell>
          <table:table-cell office:value-type="string">
            <text:p>00</text:p>
          </table:table-cell>
          <table:table-cell/>
          <table:table-cell office:value-type="string">
            <text:p>data2b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Heizkurve ändern</text:p>
          </table:table-cell>
          <table:table-cell table:number-columns-repeated="1010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 office:value-type="string">
            <text:p>Bivalenz</text:p>
          </table:table-cell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5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- Bivalenzpunkt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E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– Hysteres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E0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Zusatzheizung – Verzögerung Hysterese 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F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Zusatzheizung – EnergieIntegral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63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Heizung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64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WarmWasser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3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D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– Hysteres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C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Kompressor <text:s/>- EnergieIntegral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4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Kompressor – Starts pro Stund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<text:s/>- max. Rücklauftemperatur</text:p>
          </table:table-cell>
          <table:table-cell table:number-columns-repeated="1010"/>
        </table:table-row>
        <table:table-row table:style-name="ro3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E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Quelle – zul. Spreizung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A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Quelle – Einfrierschutz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76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Quelle – Vorlaufzeit Quellenpumpe</text:p>
          </table:table-cell>
          <table:table-cell table:number-columns-repeated="1010"/>
        </table:table-row>
        <table:table-row table:style-name="ro3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Aussentemperatur</text:p>
          </table:table-cell>
          <table:table-cell office:value-type="string">
            <text:p>1/16 Auflösung = 0,1875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D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Eintritt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9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Austritt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4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WW-Speiche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A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Vorlauf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B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Rücklauf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5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Vorlauf VF2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6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Eintritt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7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Austritt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4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RL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1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VL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Betriebsart</text:p>
          </table:table-cell>
          <table:table-cell office:value-type="string">
            <text:p>01=Ein 02=Aus 03=Auto 04=Eco 05=Absenken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C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Kreis Typ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2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Raumsoll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bsenk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5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Heizkreis – Heizkurv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6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ussentemperatur Abschaltgrenz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0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inimale Vorlauf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1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aximale Vorlauftemperatur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8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max. Voraufheizung in Stunden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2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WW – Soll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WW – Min. 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Betriebsmodus</text:p>
          </table:table-cell>
          <table:table-cell office:value-type="string">
            <text:p>01=Ein 02=Aus 03=Auto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0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Legionellenschutz</text:p>
          </table:table-cell>
          <table:table-cell office:value-type="string">
            <text:p>00=Aus 01=An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C</text:p>
          </table:table-cell>
          <table:table-cell office:value-type="string">
            <text:p>01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Legionellenschutz Wochentag</text:p>
          </table:table-cell>
          <table:table-cell office:value-type="string">
            <text:p>00=Mo 01=Di 02=Mi 03=Do ... 07=AUS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A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– Party-Modus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1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Raumsoll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2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Heizkreis Betriebsmodus</text:p>
          </table:table-cell>
          <table:table-cell office:value-type="string">
            <text:p>01=Ein 02=Aus 03=Auto 04=Eco 05=Absenken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3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Heizkurv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5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- Partymodus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6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- WW Speicherladung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7</text:p>
          </table:table-cell>
          <table:table-cell table:number-columns-repeated="3"/>
          <table:table-cell office:value-type="string">
            <text:p>data1c</text:p>
          </table:table-cell>
          <table:table-cell table:number-columns-repeated="2"/>
          <table:table-cell office:value-type="string">
            <text:p>Quick – Sparen bis..</text:p>
          </table:table-cell>
          <table:table-cell office:value-type="string">
            <text:p>21.5 = 21:30 Uhr</text:p>
          </table:table-cell>
          <table:table-cell table:number-columns-repeated="1009"/>
        </table:table-row>
        <table:table-row table:style-name="ro3" table:number-rows-repeated="16">
          <table:table-cell table:style-name="Default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5"/>
          <table:table-cell table:number-columns-repeated="1023"/>
        </table:table-row>
        <table:table-row table:style-name="ro3" table:number-rows-repeated="12">
          <table:table-cell table:style-name="Default" table:number-columns-repeated="15"/>
          <table:table-cell table:number-columns-repeated="1009"/>
        </table:table-row>
        <table:table-row table:style-name="ro3" table:number-rows-repeated="654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2.01.2013</text:date>, <text:time>12:06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ko Hirsch</meta:initial-creator>
    <meta:creation-date>2012-11-27T13:02:48</meta:creation-date>
    <dc:date>2013-01-02T12:06:48.98</dc:date>
    <dc:creator>Mirko Hirsch</dc:creator>
    <meta:editing-duration>PT08H34M15S</meta:editing-duration>
    <meta:editing-cycles>11</meta:editing-cycles>
    <meta:generator>OpenOffice.org/3.2$Win32 OpenOffice.org_project/320m12$Build-9483</meta:generator>
    <meta:document-statistic meta:table-count="3" meta:cell-count="611" meta:object-count="0"/>
  </office:meta>
</office:document-meta>
</file>